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6-21_07-39-33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6-21_02-22-14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9">
            <text:p>19</text:p>
          </table:table-cell>
          <table:table-cell table:style-name="ce10" office:value-type="string">
            <text:p>2023-06-21_17-31-05_000.jpg</text:p>
          </table:table-cell>
          <table:table-cell table:style-name="ce26" office:value-type="string">
            <text:p>:m #*# RES / JVEMV6 64#298_zairyoo_kenkyuukai / 『材料化学の最前線』 著者=東京都立大学工業化学科分子応用化学研究会,校注=~ / p.159 / w=TCNE;,topic=~,publisher=~,other=memo+:分子性磁石；memo+:ゼオライト；memo+:アルミノケイ酸塩；memo+:分子長：CO2、H2O；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8" office:value-type="string">
            <text:p>2023-06-21_10-55-21_000.jpg</text:p>
          </table:table-cell>
          <table:table-cell table:style-name="ce26" office:value-type="string">
            <text:p>:m 1*1 RES / JVEMV6 64#268_hattatsu_sakakihara / 『脳科学と発達障害』 著者=榊原洋一,校注=~ / p.134 / w=,topic=,publisher=~,other=ske+:サル：表情；list+:認知：始期；list+:自閉症：脳活動；memo+:島皮質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1 RES / JVEMV6 64#268_hattatsu_sakakihara / 『脳科学と発達障害』 著者=榊原洋一,校注=~ / p.134 / w=,topic=,publisher=~,other=ske+:サル：表情；list+:認知：始期；list+:自閉症：脳活動；memo+:島皮質">
            <text:p>:m 1*1 RES / JVEMV6 64#268_hattatsu_sakakihara / 『脳科学と発達障害』 著者=榊原洋一,校注=~ / p.134 / w=,topic=,publisher=~,other=ske+:サル：表情；list+:認知：始期；list+:自閉症：脳活動；memo+:島皮質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6-21_02-14-19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8" office:value-type="string">
            <text:p>2023-06-21_02-14-27_000.jpg</text:p>
          </table:table-cell>
          <table:table-cell table:style-name="ce27" office:value-type="string">
            <text:p>:m 記録 / 身体 / 全身像 / 顔 / 様子 / time=夜；occasion=寝る直前：経過時間を撮影するとき：オナニー用画像を見た後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寝る直前：経過時間を撮影するとき：オナニー用画像を見た後">
            <text:p>:m 記録 / 身体 / 全身像 / 顔 / 様子 / time=夜；occasion=寝る直前：経過時間を撮影するとき：オナニー用画像を見た後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20_21-29-1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3-06-21_13-59-2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6-21_11-30-07_000.jpg</text:p>
          </table:table-cell>
          <table:table-cell table:style-name="ce26" office:value-type="string">
            <text:p>:PHOTO 記録 / subject=ウクレレ / location=自宅：居間 / content=左手：位置、形。アーチを作る。手首は、ネックよりも、前。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subject=ウクレレ / location=自宅：居間 / content=左手：位置、形。アーチを作る。手首は、ネックよりも、前。,for=~,other=~">
            <text:p>:PHOTO 記録 / subject=ウクレレ / location=自宅：居間 / content=左手：位置、形。アーチを作る。手首は、ネックよりも、前。,fo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6-21_11-40-53_000.jpg</text:p>
          </table:table-cell>
          <table:table-cell table:style-name="ce26" office:value-type="string">
            <text:p>:PHOTO 記録 / subject=ウクレレ / location=自宅：居間 / content=左手：位置、形。アーチを作る。手首は、ネックよりも、前。,for=現状、手首が、ネックの下に位置している。指を、４弦まで、届かせれない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PHOTO 記録 / 経過記録 / target=人参：プランターに植えた / other=食用の人参。おせちの際に買ったもの。冷蔵庫。根が生えていた。,occasion=花冠が、出ている。,id=file-id:2023-03-07_11-46-57_000.jp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7" office:value-type="float" office:value="9">
            <text:p>9</text:p>
          </table:table-cell>
          <table:table-cell table:style-name="ce18" office:value-type="string">
            <text:p>2023-06-21_09-43-30_000.jpg</text:p>
          </table:table-cell>
          <table:table-cell table:style-name="ce26" office:value-type="string">
            <text:p>:PHOTO 記録 / subject=ベランダ：プランター / location=２階：ベランダ / content=,for=定点観測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subject=ベランダ：プランター / location=２階：ベランダ / content=,for=定点観測,other=~">
            <text:p>:PHOTO 記録 / subject=ベランダ：プランター / location=２階：ベランダ / content=,for=定点観測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string">
            <text:p>2023-06-21_09-43-39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 / target=人参：プランターに植えた / other=食用の人参。おせちの際に買ったもの。冷蔵庫。根が生えていた。,occasion=花冠が、出ている。,id=file-id:2023-03-07_11-46-57_000.jp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 office:value-type="string">
            <text:p>2023-06-21_09-43-47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 / target=人参：プランターに植えた / other=食用の人参。おせちの際に買ったもの。冷蔵庫。根が生えていた。,occasion=花冠が、出ている。,id=file-id:2023-03-07_11-46-57_000.jp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 office:value-type="string">
            <text:p>2023-06-21_07-46-0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6-21_11-12-42_000.mp4</text:p>
          </table:table-cell>
          <table:table-cell table:style-name="ce26" office:value-type="string">
            <text:p>:VIDEO / @自宅：１階：居間 / 記録 / uklele,ウクレレ / 演奏、play / R=1 / genre=melody,for=左手：アーチを作る：小指、弦を押さえる,file-piece-id=~,memo=~,session=hour-~,recording-id=~,other=~ / follow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宅：１階：居間 / 記録 / uklele,ウクレレ / 演奏、play / R=1 / genre=melody,for=左手：アーチを作る：小指、弦を押さえる,file-piece-id=~,memo=~,session=hour-~,recording-id=~,other=~ / follow~">
            <text:p>:VIDEO / @自宅：１階：居間 / 記録 / uklele,ウクレレ / 演奏、play / R=1 / genre=melody,for=左手：アーチを作る：小指、弦を押さえる,file-piece-id=~,memo=~,session=hour-~,recording-id=~,other=~ / follow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6-21_11-25-32_000.mp4</text:p>
          </table:table-cell>
          <table:table-cell table:style-name="ce26" office:value-type="string">
            <text:p>:VIDEO / @自宅：１階：居間 / 記録 / uklele,ウクレレ / 演奏、play / R=2 / genre=melody,for=左手：アーチを作る：左の手首の位置。現状と、変更後。,file-piece-id=~,memo=~,session=hour-~,recording-id=~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VIDEO / @自宅：１階：居間 / 記録 / uklele,ウクレレ / 演奏、play / R=2 / genre=melody,for=左手：アーチを作る：左の手首の位置。現状と、変更後。,file-piece-id=~,memo=~,session=hour-~,recording-id=~,other=~ / follow~">
            <text:p>:VIDEO / @自宅：１階：居間 / 記録 / uklele,ウクレレ / 演奏、play / R=2 / genre=melody,for=左手：アーチを作る：左の手首の位置。現状と、変更後。,file-piece-id=~,memo=~,session=hour-~,recording-id=~,other=~ / follow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17" office:value-type="string">
            <text:p>2023-06-21_11-42-08_000.mp4</text:p>
          </table:table-cell>
          <table:table-cell table:style-name="ce26" office:value-type="string">
            <text:p>:VIDEO / @自宅：１階：居間 / 記録 / uklele,ウクレレ / 演奏、play / R=3 / genre=melody,for=左手：２本の指。違うフレット。代わりばんこに,file-piece-id=~,memo=~,session=hour-~,recording-id=~,other=~ / follow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宅：１階：居間 / 記録 / uklele,ウクレレ / 演奏、play / R=3 / genre=melody,for=左手：２本の指。違うフレット。代わりばんこに,file-piece-id=~,memo=~,session=hour-~,recording-id=~,other=~ / follow~">
            <text:p>:VIDEO / @自宅：１階：居間 / 記録 / uklele,ウクレレ / 演奏、play / R=3 / genre=melody,for=左手：２本の指。違うフレット。代わりばんこに,file-piece-id=~,memo=~,session=hour-~,recording-id=~,other=~ / follow~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6-20_23-56-32_000.jpg</text:p>
          </table:table-cell>
          <table:table-cell table:style-name="ce26" office:value-type="string">
            <text:p>:PHOTO 記録しておきたいもの / location:photo=自室, location:target=尿。風呂場で入れたもの。ペットボトル内。量を記録。 / subject=~ / content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しておきたいもの / location:photo=自室, location:target=尿。風呂場で入れたもの。ペットボトル内。量を記録。 / subject=~ / content=~,other=~">
            <text:p>:PHOTO 記録しておきたいもの / location:photo=自室, location:target=尿。風呂場で入れたもの。ペットボトル内。量を記録。 / subject=~ / content=~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6-21_01-21-30_000.jpg</text:p>
          </table:table-cell>
          <table:table-cell table:style-name="ce26" office:value-type="string">
            <text:p>:PHOTO 記録 / 経過記録；作ったもの / food=焼酎漬け / material=ニンニク（１）：１０；生姜（１）：１０；梅（小梅）：１０；大葉：１０；ローズマリー：５；ディル：５？,liquor=麦焼酎：??ml,time=~,container=silver-cap-small / type=~,other=作り置きする：混合。,occasion=飲み終わった。,id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 / 経過記録；作ったもの / food=焼酎漬け / material=ニンニク（１）：１０；生姜（１）：１０；梅（小梅）：１０；大葉：１０；ローズマリー：５；ディル：５？,liquor=麦焼酎：??ml,time=~,container=silver-cap-small / type=~,other=作り置きする：混合。,occasion=飲み終わった。,id=~">
            <text:p>:PHOTO 記録 / 経過記録；作ったもの / food=焼酎漬け / material=ニンニク（１）：１０；生姜（１）：１０；梅（小梅）：１０；大葉：１０；ローズマリー：５；ディル：５？,liquor=麦焼酎：??ml,time=~,container=silver-cap-small / type=~,other=作り置きする：混合。,occasion=飲み終わった。,id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1">2023/06/21</text:date>, <text:time>21:50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1T21:50:02.44</dc:date>
    <dc:creator>岩淵 謙</dc:creator>
    <meta:editing-duration>P57DT7H56M20S</meta:editing-duration>
    <meta:editing-cycles>18885</meta:editing-cycles>
    <meta:document-statistic meta:table-count="2" meta:cell-count="929" meta:object-count="0"/>
    <meta:user-defined meta:name="qrichtext">1</meta:user-defined>
  </office:meta>
</office:document-meta>
</file>